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f68" officeooo:paragraph-rsid="000ce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Video Reto Modulo1</text:p>
      <text:p text:style-name="P1"/>
      <text:p text:style-name="P1"><text:a xlink:type="simple" xlink:href="https://docs.google.com/videos/d/1yOasKvdIMVqS53dxeF6v4xiKQ8DO-PNkxkmiA9sN540/edit?usp=sharing" text:style-name="Internet_20_link" text:visited-style-name="Visited_20_Internet_20_Link">https://docs.google.com/videos/d/1yOasKvdIMVqS53dxeF6v4xiKQ8DO-PNkxkmiA9sN540/edit?usp=sharing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23:49:53.121941185</meta:creation-date>
    <dc:date>2025-11-24T23:51:00.058181294</dc:date>
    <meta:editing-duration>PT1M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4" meta:character-count="112" meta:non-whitespace-character-count="110"/>
  </office:meta>
</office:document-meta>
</file>